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Geneva, Tahoma, Arial, Helvetica, sans-serif"/>
    <style:font-face style:name="Andale Mono" svg:font-family="'Andale Mono'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style:font-size-asian="12pt" style:font-size-complex="12pt"/>
    </style:style>
    <style:style style:name="P2" style:family="paragraph" style:parent-style-name="Text_20_body">
      <style:text-properties style:font-name="Arial" fo:font-size="12pt" style:font-size-asian="10.5pt" style:font-size-complex="12pt"/>
    </style:style>
    <style:style style:name="P3" style:family="paragraph" style:parent-style-name="Text_20_body">
      <style:paragraph-properties fo:margin-top="0cm" fo:margin-bottom="0.499cm"/>
    </style:style>
    <style:style style:name="P4" style:family="paragraph" style:parent-style-name="Text_20_body">
      <style:paragraph-properties fo:margin-top="0cm" fo:margin-bottom="0.499cm"/>
      <style:text-properties style:font-name="Arial"/>
    </style:style>
    <style:style style:name="P5" style:family="paragraph" style:parent-style-name="Text_20_body">
      <style:paragraph-properties fo:margin-top="0cm" fo:margin-bottom="0.499cm"/>
      <style:text-properties style:font-name="Arial" fo:font-size="12pt" style:font-size-asian="12pt" style:font-size-complex="12pt"/>
    </style:style>
    <style:style style:name="P6" style:family="paragraph" style:parent-style-name="Text_20_body">
      <style:paragraph-properties fo:margin-top="0cm" fo:margin-bottom="0.499cm"/>
      <style:text-properties fo:font-size="12pt" style:font-size-asian="12pt" style:font-size-complex="12pt"/>
    </style:style>
    <style:style style:name="P7" style:family="paragraph" style:parent-style-name="Heading_20_1">
      <style:text-properties style:font-name="Arial" fo:font-size="15pt" style:font-size-asian="15pt" style:font-size-complex="15pt"/>
    </style:style>
    <style:style style:name="P8" style:family="paragraph" style:parent-style-name="Heading_20_1">
      <style:paragraph-properties fo:margin-top="0cm" fo:margin-bottom="0.499cm"/>
    </style:style>
    <style:style style:name="P9" style:family="paragraph" style:parent-style-name="Preformatted_20_Text">
      <style:text-properties style:font-name="Arial" fo:font-size="12pt" style:font-size-asian="12pt" style:font-size-complex="12pt"/>
    </style:style>
    <style:style style:name="P10" style:family="paragraph" style:parent-style-name="Preformatted_20_Text">
      <style:paragraph-properties fo:margin-top="0cm" fo:margin-bottom="0.499cm"/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Arial" fo:font-size="13pt" style:font-size-asian="13pt" style:font-size-complex="13pt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333333" style:font-name="Arial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333333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333333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333333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333333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333333" style:font-name="Arial" fo:letter-spacing="normal" fo:font-style="normal" fo:font-weight="normal"/>
    </style:style>
    <style:style style:name="T16" style:family="text">
      <style:text-properties fo:font-variant="normal" fo:text-transform="none" fo:color="#333333" style:font-name="Arial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333333" style:font-name="Verdana" fo:font-size="11.25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333333" style:font-name="Verdana" fo:letter-spacing="normal" fo:font-style="normal" fo:font-weight="normal"/>
    </style:style>
    <style:style style:name="T19" style:family="text">
      <style:text-properties fo:font-variant="normal" fo:text-transform="none" fo:color="#333333" style:font-name="Verdana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333333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333333" fo:font-size="14pt" fo:letter-spacing="normal" fo:font-style="normal" fo:font-weight="normal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333333" fo:font-size="14pt" fo:letter-spacing="normal" fo:font-style="normal" fo:font-weight="bold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333333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What is OpenDB ?</text:h>
      <text:p text:style-name="P2">OpenDB is utitlity to manage local, session, cookie in browser.</text:p>
      <text:h text:style-name="P7" text:outline-level="1"/>
      <text:h text:style-name="P7" text:outline-level="1">Use of local and session storage with simple example</text:h>
      <text:p text:style-name="P1">&lt;!DOCTYPE html&gt;</text:p>
      <text:p text:style-name="Text_20_body"><text:span text:style-name="Source_20_Text"><text:span text:style-name="T5">&lt;html lang="en"&gt;</text:span></text:span></text:p>
      <text:p text:style-name="Preformatted_20_Text"><text:span text:style-name="Source_20_Text"><text:span text:style-name="T5">&lt;head&gt;&lt;/head&gt;</text:span></text:span></text:p>
      <text:p text:style-name="Preformatted_20_Text"><text:span text:style-name="Source_20_Text"><text:span text:style-name="T5">&lt;body&gt;</text:span></text:span></text:p>
      <text:p text:style-name="Preformatted_20_Text"><text:span text:style-name="Source_20_Text"><text:span text:style-name="T5"><text:tab/>&lt;script src="opendb.js"&gt;&lt;/script&gt;</text:span></text:span></text:p>
      <text:p text:style-name="Preformatted_20_Text"><text:span text:style-name="Source_20_Text"><text:span text:style-name="T5"><text:s text:c="2"/><text:tab/>&lt;script&gt;</text:span></text:span></text:p>
      <text:p text:style-name="Preformatted_20_Text"><text:span text:style-name="Source_20_Text"><text:span text:style-name="T5"><text:s text:c="4"/><text:tab/><text:tab/>(function () {</text:span></text:span></text:p>
      <text:p text:style-name="P9"/>
      <text:p text:style-name="Preformatted_20_Text"><text:span text:style-name="Source_20_Text"><text:span text:style-name="T5"><text:s text:c="6"/><text:tab/><text:tab/><text:tab/>// Working is a methode to find your browser support localstorage or session storage if supported then you will get true and otherwise false</text:span></text:span></text:p>
      <text:p text:style-name="P9"/>
      <text:p text:style-name="Preformatted_20_Text"><text:span text:style-name="Source_20_Text"><text:span text:style-name="T5"><text:tab/><text:tab/><text:tab/>console.log(db.working()); <text:s/>// true means you can work on it</text:span></text:span></text:p>
      <text:p text:style-name="Preformatted_20_Text"><text:span text:style-name="Source_20_Text"><text:span text:style-name="T5"><text:s text:c="4"/><text:tab/><text:tab/>}());</text:span></text:span></text:p>
      <text:p text:style-name="Preformatted_20_Text"><text:span text:style-name="Source_20_Text"><text:span text:style-name="T5"><text:s text:c="2"/><text:tab/>&lt;/script&gt;</text:span></text:span></text:p>
      <text:p text:style-name="Preformatted_20_Text"><text:span text:style-name="Source_20_Text"><text:span text:style-name="T5">&lt;/body&gt;</text:span></text:span></text:p>
      <text:p text:style-name="P10"><text:span text:style-name="Source_20_Text"><text:span text:style-name="T5">&lt;/html&gt;</text:span></text:span></text:p>
      <text:p text:style-name="P10"><text:span text:style-name="Source_20_Text"><text:span text:style-name="T2"/></text:span></text:p>
      <text:h text:style-name="P8" text:outline-level="1"><text:span text:style-name="Source_20_Text"><text:span text:style-name="T2">Main db object method</text:span></text:span></text:h>
      <text:p text:style-name="P3"><text:span text:style-name="Source_20_Text"><text:span text:style-name="T5">working() - checks local storage and session storage working on your system</text:span></text:span></text:p>
      <text:h text:style-name="P8" text:outline-level="1"><text:span text:style-name="Source_20_Text"><text:span text:style-name="T5"/></text:span></text:h>
      <text:h text:style-name="P8" text:outline-level="1"><text:span text:style-name="Source_20_Text"><text:span text:style-name="T2">Main db object objects</text:span></text:span></text:h>
      <text:p text:style-name="P3"><text:span text:style-name="Source_20_Text"><text:span text:style-name="T5">local <text:s/>- <text:s/>Contain localStorage methods</text:span></text:span></text:p>
      <text:p text:style-name="P5">session <text:s/>- <text:s/>Contain seesionStorage methods</text:p>
      <text:p text:style-name="P5">cookie - Contain cookie methods</text:p>
      <text:p text:style-name="P1">test <text:s/>- <text:s/>Contain testing methods </text:p>
      <text:p text:style-name="P1">type – Chech type of value</text:p>
      <text:h text:style-name="P8" text:outline-level="1"><text:soft-page-break/><text:span text:style-name="Source_20_Text"><text:span text:style-name="T2"/></text:span></text:h>
      <text:p text:style-name="P3"><text:span text:style-name="Source_20_Text"><text:span text:style-name="T3">Local Storage</text:span></text:span><text:span text:style-name="Source_20_Text"><text:span text:style-name="T2"> - </text:span></text:span><text:span text:style-name="Source_20_Text"><text:span text:style-name="T5">S</text:span></text:span><text:span text:style-name="Source_20_Text"><text:span text:style-name="T12">tores data with no expiration date</text:span></text:span></text:p>
      <text:p text:style-name="P6"><text:span text:style-name="Source_20_Text"><text:span text:style-name="T3">Session Storage</text:span></text:span><text:span text:style-name="Source_20_Text"><text:span text:style-name="T2"> - </text:span></text:span><text:span text:style-name="Source_20_Text"><text:span text:style-name="T1">S</text:span></text:span><text:span text:style-name="Source_20_Text"><text:span text:style-name="T15">tores data for one session (data is lost when the tab is closed)</text:span></text:span></text:p>
      <text:h text:style-name="P8" text:outline-level="1"><text:span text:style-name="Source_20_Text"><text:span text:style-name="T5"/></text:span></text:h>
      <text:h text:style-name="P8" text:outline-level="1"><text:span text:style-name="Source_20_Text"><text:span text:style-name="T2">If you are using local storage</text:span></text:span></text:h>
      <text:p text:style-name="P3"><text:span text:style-name="Source_20_Text"><text:span text:style-name="T5">db.local.methodname</text:span></text:span></text:p>
      <text:h text:style-name="P8" text:outline-level="1"><text:span text:style-name="Source_20_Text"><text:span text:style-name="T2">If you are using session storage</text:span></text:span></text:h>
      <text:p text:style-name="P3"><text:span text:style-name="Source_20_Text"><text:span text:style-name="T5">db.session.methodname</text:span></text:span><text:span text:style-name="Source_20_Text"><text:span text:style-name="T2"> </text:span></text:span></text:p>
      <text:p text:style-name="P3"><text:span text:style-name="Source_20_Text"><text:span text:style-name="T2"/></text:span></text:p>
      <text:h text:style-name="P8" text:outline-level="1"><text:span text:style-name="Source_20_Text"><text:span text:style-name="T2">Local and Session storage method list</text:span></text:span></text:h>
      <text:p text:style-name="P3"><text:span text:style-name="Source_20_Text"><text:span text:style-name="T5">set(key, value) – Sets storage</text:span></text:span></text:p>
      <text:p text:style-name="P5">get(key) - Get storage</text:p>
      <text:p text:style-name="P5">has(key) - <text:span text:style-name="T24">Checks specified key name</text:span> and return true or false</text:p>
      <text:p text:style-name="P5">remove(key) - <text:s/>Remove<text:span text:style-name="T24">s specified key name</text:span></text:p>
      <text:p text:style-name="P5"><text:span text:style-name="T24">clean() - Clean all keys from storage</text:span></text:p>
      <text:p text:style-name="P5"><text:span text:style-name="T24">parse(jsonstring) - Parse Json string into javascript object</text:span></text:p>
      <text:p text:style-name="P5"><text:span text:style-name="T24">string(object) - Convert Javascript Object <text:s/>into Json string <text:s text:c="2"/></text:span></text:p>
      <text:p text:style-name="P5"><text:span text:style-name="T24">setJSON(key, object) – Sets object into key in Json form</text:span></text:p>
      <text:p text:style-name="P5"><text:span text:style-name="T24">getJSON(key) – Get json object as javascript object</text:span></text:p>
      <text:p text:style-name="P5"><text:span text:style-name="T24">trim(key) – Get trim value of storage</text:span></text:p>
      <text:p text:style-name="P5"><text:span text:style-name="T24">count() - Get totle length of storage</text:span></text:p>
      <text:p text:style-name="P5"><text:span text:style-name="T24">key(index) – Get <text:s/>specified index</text:span></text:p>
      <text:p text:style-name="P5"><text:span text:style-name="T24">keys() - Get all keys</text:span></text:p>
      <text:p text:style-name="P5"><text:span text:style-name="T24">setMore(object) – Sets js object into storage</text:span></text:p>
      <text:p text:style-name="P5"><text:soft-page-break/><text:span text:style-name="T24">removeMore(array) – Removes array of keys</text:span></text:p>
      <text:p text:style-name="P5"><text:span text:style-name="T24">getMore(array) – Get array of values of keys</text:span></text:p>
      <text:p text:style-name="P5"><text:span text:style-name="T24">counter() - just for static counter </text:span></text:p>
      <text:p text:style-name="P5"><text:span text:style-name="T24">resetCounter() - reset the value of counter</text:span></text:p>
      <text:p text:style-name="P5"><text:span text:style-name="T24">getVLStartWith(string, start, end) – Gets Array of value of key, which contain specified string</text:span></text:p>
      <text:p text:style-name="P5"><text:span text:style-name="T24">getOBStartWith(string, start, end) – Gets Object of key value, which contain specified string</text:span></text:p>
      <text:p text:style-name="P5"><text:span text:style-name="T24">entire() - Gets entire storage as js Object</text:span></text:p>
      <text:p text:style-name="P4"><text:span text:style-name="T20"/></text:p>
      <text:h text:style-name="P8" text:outline-level="1"><text:span text:style-name="Source_20_Text"><text:span text:style-name="T2">If you are using Cookie</text:span></text:span></text:h>
      <text:p text:style-name="P3"><text:span text:style-name="Source_20_Text"><text:span text:style-name="T12">db.cookie.methodname </text:span></text:span></text:p>
      <text:h text:style-name="P8" text:outline-level="1"><text:span text:style-name="Source_20_Text"><text:span text:style-name="T11">Cookie method list</text:span></text:span></text:h>
      <text:p text:style-name="P3"><text:span text:style-name="Source_20_Text"><text:span text:style-name="T13">set(key, value, exdays) – Sets cookie value</text:span></text:span></text:p>
      <text:p text:style-name="P3"><text:span text:style-name="Source_20_Text"><text:span text:style-name="T13">get(key) – Get cookie value</text:span></text:span></text:p>
      <text:p text:style-name="P3"><text:span text:style-name="Source_20_Text"><text:span text:style-name="T13">has(key) - Checks specified key name and return true or false</text:span></text:span></text:p>
      <text:p text:style-name="P3"><text:span text:style-name="Source_20_Text"><text:span text:style-name="T13">entire() - Gets entire cookie</text:span></text:span></text:p>
      <text:p text:style-name="P3"><text:span text:style-name="Source_20_Text"><text:span text:style-name="T13"/></text:span></text:p>
      <text:p text:style-name="P3"><text:span text:style-name="Source_20_Text"><text:span text:style-name="T11">Type Method</text:span></text:span><text:span text:style-name="Source_20_Text"><text:span text:style-name="T10"> <text:s/></text:span></text:span></text:p>
      <text:p text:style-name="P3"><text:span text:style-name="Source_20_Text"><text:span text:style-name="T13">type(value) – Gets type of value</text:span></text:span><text:span text:style-name="Source_20_Text"><text:span text:style-name="T10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Geneva, Tahoma, Arial, Helvetica, sans-serif"/>
    <style:font-face style:name="Andale Mono" svg:font-family="'Andale Mono'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Zen Hei Mono" style:font-size-asian="10pt" style:font-name-complex="Lohit Hindi2" style:font-size-complex="10pt"/>
    </style:style>
    <style:style style:name="Source_20_Text" style:display-name="Source Text" style:family="text">
      <style:text-properties style:font-name="Droid Sans Mono" style:font-name-asian="WenQuanYi Zen Hei Mono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kaj </meta:initial-creator>
    <meta:creation-date>2015-06-16T10:26:31</meta:creation-date>
    <dc:date>2015-06-16T11:21:49</dc:date>
    <dc:creator>Pankaj </dc:creator>
    <meta:editing-duration>PT50M31S</meta:editing-duration>
    <meta:editing-cycles>19</meta:editing-cycles>
    <meta:generator>LibreOffice/3.5$Linux_X86_64 LibreOffice_project/350m1$Build-2</meta:generator>
    <meta:document-statistic meta:table-count="0" meta:image-count="0" meta:object-count="0" meta:page-count="3" meta:paragraph-count="61" meta:word-count="368" meta:character-count="2314" meta:non-whitespace-character-count="1956"/>
  </office:meta>
</office:document-meta>
</file>